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FactoryBean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setFactory( Cli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Clien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Factor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setContainer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FactoryBean.afterPropertiesS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ientFactoryBean.creat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